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24ecfc"/>
    </style:style>
    <style:style style:name="P2" style:family="paragraph" style:parent-style-name="Standard">
      <style:paragraph-properties fo:line-height="150%"/>
      <style:text-properties officeooo:paragraph-rsid="0027908d"/>
    </style:style>
    <style:style style:name="P3" style:family="paragraph" style:parent-style-name="Standard">
      <style:paragraph-properties fo:margin-left="0.4925in" fo:margin-right="0in" fo:line-height="150%" fo:text-indent="-0.1965in" style:auto-text-indent="false"/>
      <style:text-properties fo:font-size="12pt" fo:font-weight="normal" officeooo:rsid="002ac95d" officeooo:paragraph-rsid="0040c5aa" style:font-size-asian="10.5pt" style:font-weight-asian="normal" style:font-size-complex="12pt" style:font-weight-complex="normal"/>
    </style:style>
    <style:style style:name="P4" style:family="paragraph" style:parent-style-name="Standard" style:list-style-name="Numbering_20_1">
      <style:paragraph-properties fo:line-height="150%"/>
      <style:text-properties fo:font-size="12pt" fo:font-weight="normal" officeooo:rsid="002ac95d" officeooo:paragraph-rsid="002ac95d" style:font-size-asian="10.5pt" style:font-weight-asian="normal" style:font-size-complex="12pt" style:font-weight-complex="normal"/>
    </style:style>
    <style:style style:name="P5" style:family="paragraph" style:parent-style-name="Standard" style:list-style-name="Numbering_20_1">
      <style:paragraph-properties fo:line-height="150%" fo:text-align="justify" style:justify-single-word="false"/>
      <style:text-properties fo:font-size="12pt" fo:font-weight="normal" officeooo:rsid="002da682" officeooo:paragraph-rsid="0040c5aa" style:font-size-asian="10.5pt" style:font-weight-asian="normal" style:font-size-complex="12pt" style:font-weight-complex="normal"/>
    </style:style>
    <style:style style:name="P6" style:family="paragraph" style:parent-style-name="Standard" style:list-style-name="Numbering_20_1">
      <style:paragraph-properties fo:line-height="150%" fo:text-align="justify" style:justify-single-word="false"/>
      <style:text-properties fo:font-size="12pt" fo:font-weight="normal" officeooo:rsid="002f0da1" officeooo:paragraph-rsid="0040c5aa" style:font-size-asian="10.5pt" style:font-weight-asian="normal" style:font-size-complex="12pt" style:font-weight-complex="normal"/>
    </style:style>
    <style:style style:name="P7" style:family="paragraph" style:parent-style-name="Standard" style:list-style-name="Numbering_20_1">
      <style:paragraph-properties fo:line-height="150%" fo:text-align="justify" style:justify-single-word="false"/>
      <style:text-properties fo:font-size="12pt" fo:font-weight="normal" officeooo:rsid="002fba38" officeooo:paragraph-rsid="0040c5aa" style:font-size-asian="10.5pt" style:font-weight-asian="normal" style:font-size-complex="12pt" style:font-weight-complex="normal"/>
    </style:style>
    <style:style style:name="P8" style:family="paragraph" style:parent-style-name="Standard" style:list-style-name="Numbering_20_1">
      <style:paragraph-properties fo:line-height="150%" fo:text-align="justify" style:justify-single-word="false"/>
      <style:text-properties fo:font-size="12pt" fo:font-weight="normal" officeooo:rsid="00342987" officeooo:paragraph-rsid="00342987" style:font-size-asian="10.5pt" style:font-weight-asian="normal" style:font-size-complex="12pt" style:font-weight-complex="normal"/>
    </style:style>
    <style:style style:name="P9" style:family="paragraph" style:parent-style-name="Standard" style:list-style-name="Numbering_20_1">
      <style:paragraph-properties fo:line-height="150%" fo:text-align="justify" style:justify-single-word="false"/>
      <style:text-properties fo:font-size="12pt" fo:font-weight="normal" officeooo:rsid="0022ea5c" officeooo:paragraph-rsid="00342987" style:font-size-asian="10.5pt" style:font-weight-asian="normal" style:font-size-complex="12pt" style:font-weight-complex="normal"/>
    </style:style>
    <style:style style:name="P10" style:family="paragraph" style:parent-style-name="Standard" style:list-style-name="Numbering_20_1">
      <style:paragraph-properties fo:line-height="150%" fo:text-align="justify" style:justify-single-word="false"/>
      <style:text-properties fo:font-size="12pt" fo:font-weight="normal" officeooo:rsid="0022ea5c" officeooo:paragraph-rsid="0034f3f7" style:font-size-asian="10.5pt" style:font-weight-asian="normal" style:font-size-complex="12pt" style:font-weight-complex="normal"/>
    </style:style>
    <style:style style:name="P11" style:family="paragraph" style:parent-style-name="Standard" style:list-style-name="Numbering_20_1">
      <style:paragraph-properties fo:line-height="150%"/>
      <style:text-properties fo:font-size="12pt" fo:font-weight="normal" officeooo:rsid="0036e45c" officeooo:paragraph-rsid="0040c5aa" style:font-size-asian="10.5pt" style:font-weight-asian="normal" style:font-size-complex="12pt" style:font-weight-complex="normal"/>
    </style:style>
    <style:style style:name="P12" style:family="paragraph" style:parent-style-name="Standard" style:list-style-name="Numbering_20_1">
      <style:paragraph-properties fo:line-height="150%"/>
      <style:text-properties fo:font-size="12pt" fo:font-weight="normal" officeooo:rsid="00437e75" officeooo:paragraph-rsid="0044d74d" style:font-size-asian="10.5pt" style:font-weight-asian="normal" style:font-size-complex="12pt" style:font-weight-complex="normal"/>
    </style:style>
    <style:style style:name="P13" style:family="paragraph" style:parent-style-name="Standard" style:list-style-name="Numbering_20_4">
      <style:paragraph-properties fo:margin-left="0.4925in" fo:margin-right="0in" fo:line-height="150%" fo:text-indent="-0.1965in" style:auto-text-indent="false"/>
      <style:text-properties fo:font-size="12pt" fo:font-weight="normal" officeooo:rsid="003eee82" officeooo:paragraph-rsid="003eee82" style:font-size-asian="10.5pt" style:font-weight-asian="normal" style:font-size-complex="12pt" style:font-weight-complex="normal"/>
    </style:style>
    <style:style style:name="P14" style:family="paragraph" style:parent-style-name="Standard" style:list-style-name="Numbering_20_4">
      <style:paragraph-properties fo:margin-left="0.4925in" fo:margin-right="0in" fo:line-height="150%" fo:text-indent="-0.1965in" style:auto-text-indent="false"/>
      <style:text-properties fo:font-size="12pt" fo:font-weight="normal" officeooo:rsid="003eee82" officeooo:paragraph-rsid="0040c5aa" style:font-size-asian="10.5pt" style:font-weight-asian="normal" style:font-size-complex="12pt" style:font-weight-complex="normal"/>
    </style:style>
    <style:style style:name="P15" style:family="paragraph" style:parent-style-name="Standard" style:list-style-name="Numbering_20_4">
      <style:paragraph-properties fo:margin-left="0.4925in" fo:margin-right="0in" fo:line-height="150%" fo:text-indent="-0.1965in" style:auto-text-indent="false"/>
      <style:text-properties fo:font-size="12pt" fo:font-weight="normal" officeooo:rsid="003eee82" officeooo:paragraph-rsid="0042211b" style:font-size-asian="10.5pt" style:font-weight-asian="normal" style:font-size-complex="12pt" style:font-weight-complex="normal"/>
    </style:style>
    <style:style style:name="P16" style:family="paragraph" style:parent-style-name="Standard" style:list-style-name="Numbering_20_4">
      <style:paragraph-properties fo:margin-left="0.4925in" fo:margin-right="0in" fo:line-height="150%" fo:text-indent="-0.1965in" style:auto-text-indent="false"/>
      <style:text-properties fo:font-size="12pt" fo:font-weight="normal" officeooo:rsid="002ac95d" officeooo:paragraph-rsid="002ac95d" style:font-size-asian="10.5pt" style:font-weight-asian="normal" style:font-size-complex="12pt" style:font-weight-complex="normal"/>
    </style:style>
    <style:style style:name="P17" style:family="paragraph" style:parent-style-name="Standard" style:list-style-name="Numbering_20_4">
      <style:paragraph-properties fo:margin-left="0.4925in" fo:margin-right="0in" fo:line-height="150%" fo:text-indent="-0.1965in" style:auto-text-indent="false"/>
      <style:text-properties fo:font-size="12pt" fo:font-weight="normal" officeooo:rsid="002ac95d" officeooo:paragraph-rsid="0040c5aa" style:font-size-asian="10.5pt" style:font-weight-asian="normal" style:font-size-complex="12pt" style:font-weight-complex="normal"/>
    </style:style>
    <style:style style:name="P18" style:family="paragraph" style:parent-style-name="Standard" style:list-style-name="Numbering_20_4">
      <style:paragraph-properties fo:margin-left="0.4925in" fo:margin-right="0in" fo:line-height="150%" fo:text-indent="-0.1965in" style:auto-text-indent="false"/>
      <style:text-properties fo:font-size="12pt" fo:font-weight="normal" officeooo:rsid="0042211b" officeooo:paragraph-rsid="0042211b" style:font-size-asian="10.5pt" style:font-weight-asian="normal" style:font-size-complex="12pt" style:font-weight-complex="normal"/>
    </style:style>
    <style:style style:name="P19" style:family="paragraph" style:parent-style-name="Standard" style:list-style-name="Numbering_20_4">
      <style:paragraph-properties fo:margin-left="0.4925in" fo:margin-right="0in" fo:line-height="150%" fo:text-indent="-0.1965in" style:auto-text-indent="false"/>
      <style:text-properties officeooo:paragraph-rsid="002ac95d"/>
    </style:style>
    <style:style style:name="T1" style:family="text">
      <style:text-properties officeooo:rsid="00342987"/>
    </style:style>
    <style:style style:name="T2" style:family="text">
      <style:text-properties officeooo:rsid="0034f3f7"/>
    </style:style>
    <style:style style:name="T3" style:family="text">
      <style:text-properties officeooo:rsid="003d712b"/>
    </style:style>
    <style:style style:name="T4" style:family="text">
      <style:text-properties fo:font-size="14pt" fo:font-weight="bold" officeooo:rsid="0024ecfc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3e01ad" style:font-size-asian="14pt" style:font-weight-asian="bold" style:font-size-complex="14pt" style:font-weight-complex="bold"/>
    </style:style>
    <style:style style:name="T6" style:family="text">
      <style:text-properties fo:font-size="12pt" fo:font-weight="normal" officeooo:rsid="0027908d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3a4032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3e01ad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90c48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ac95d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3a5724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3eee82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318f75" style:font-size-asian="10.5pt" style:font-weight-asian="normal" style:font-size-complex="12pt" style:font-weight-complex="normal"/>
    </style:style>
    <style:style style:name="T14" style:family="text">
      <style:text-properties officeooo:rsid="003eee82"/>
    </style:style>
    <style:style style:name="T15" style:family="text">
      <style:text-properties officeooo:rsid="0044d74d"/>
    </style:style>
    <style:style style:name="T16" style:family="text">
      <style:text-properties fo:background-color="#ffff00" loext:char-shading-value="0"/>
    </style:style>
    <style:style style:name="T17" style:family="text">
      <style:text-properties fo:background-color="#ffff00" loext:char-shading-value="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Soal Latihan </text:span><text:span text:style-name="T5">Dasar Pemrograman</text:span></text:p>
      <text:p text:style-name="P2"><text:span text:style-name="T6">Buatlah </text:span><text:span text:style-name="T7">program dengan menggunakan bahasa pemrograman </text:span><text:span text:style-name="T8">Python dan catat log file dengan menggunakan Git</text:span><text:span text:style-name="T6"> untuk </text:span><text:span text:style-name="T9">soal-soal dibawah ini :</text:span></text:p>
      <text:list xml:id="list288794341" text:style-name="Numbering_20_1">
        <text:list-item>
          <text:p text:style-name="P4">Untuk menampilkan output sebagai berikut :</text:p>
        </text:list-item>
      </text:list>
      <text:list xml:id="list576805382" text:style-name="Numbering_20_4">
        <text:list-item>
          <text:p text:style-name="P13"><text:span text:style-name="T17">Ini adalah program Python dengan menggunakan perintah print</text:span>. Simpan file ini dengan menggunakan git commit dan pesan commitnya adalah “Program Python pertama” (hilangkan tanda petik dua).</text:p>
        </text:list-item>
        <text:list-item>
          <text:p text:style-name="P19"><text:span text:style-name="T10">Belajar </text:span><text:span text:style-name="T11">bahasa pemrograman </text:span><text:span text:style-name="T12">Python</text:span><text:span text:style-name="T10"> itu </text:span><text:span text:style-name="T13">(1x tab)</text:span><text:span text:style-name="T10"><text:tab/>menyenangkan dan</text:span></text:p>
          <text:p text:style-name="P16">Mengasyikan. <text:span text:style-name="T14">Simpan file ini dengan menggunakan git commit dan jangan lupa memberikan pesan git commit yang informatif.</text:span></text:p>
        </text:list-item>
        <text:list-item>
          <text:p text:style-name="P16">********</text:p>
          <text:p text:style-name="P16"><text:s/>*******</text:p>
          <text:p text:style-name="P16"><text:s/>******</text:p>
          <text:p text:style-name="P16"><text:s/>*****</text:p>
          <text:p text:style-name="P16"><text:s/>****</text:p>
          <text:p text:style-name="P16"><text:s/>***</text:p>
          <text:p text:style-name="P16"><text:s/>**</text:p>
          <text:p text:style-name="P16"><text:s/>*</text:p>
          <text:p text:style-name="P14">Simpan file ini dengan menggunakan git commit dan jangan lupa memberikan pesan git commit yang informatif.</text:p>
        </text:list-item>
        <text:list-item>
          <text:p text:style-name="P16">*</text:p>
          <text:p text:style-name="P16">**</text:p>
          <text:p text:style-name="P16">***</text:p>
          <text:p text:style-name="P16">****</text:p>
          <text:p text:style-name="P16">*****</text:p>
          <text:p text:style-name="P14">Simpan file ini dengan menggunakan git commit dan jangan lupa memberikan pesan git commit yang informatif.</text:p>
        </text:list-item>
        <text:list-item>
          <text:p text:style-name="P17"><text:s text:c="8"/>*</text:p>
          <text:p text:style-name="P17"><text:s text:c="6"/>***</text:p>
          <text:p text:style-name="P17"><text:s text:c="4"/>*****</text:p>
          <text:p text:style-name="P17"><text:s text:c="2"/>*******</text:p>
          <text:p text:style-name="P17">*********</text:p>
          <text:p text:style-name="P14">Simpan file ini dengan menggunakan git commit dan jangan lupa memberikan pesan git commit yang informatif.</text:p>
        </text:list-item>
      </text:list>
      <text:p text:style-name="P3"/>
      <text:list xml:id="list50926093219107" text:continue-numbering="true" text:style-name="Numbering_20_4">
        <text:list-item>
          <text:p text:style-name="P17"><text:soft-page-break/>*********</text:p>
          <text:p text:style-name="P17"><text:s text:c="3"/>*******</text:p>
          <text:p text:style-name="P17"><text:s text:c="5"/>*****</text:p>
          <text:p text:style-name="P17"><text:s text:c="7"/>***</text:p>
          <text:p text:style-name="P17"><text:s text:c="9"/>*</text:p>
          <text:p text:style-name="P14">Simpan file ini dengan menggunakan git commit dan jangan lupa memberikan pesan git commit yang informatif.</text:p>
        </text:list-item>
        <text:list-item>
          <text:p text:style-name="P18">1 2 3 4 5 6 7 8 9</text:p>
          <text:p text:style-name="P18"><text:s text:c="3"/>2 4 6 8 10 12 14 16</text:p>
          <text:p text:style-name="P18"><text:s text:c="2"/>3 6 9 12 15 18 21 24</text:p>
          <text:p text:style-name="P18"><text:s text:c="2"/>4 8 12 16 20 24 28 32</text:p>
          <text:p text:style-name="P18"><text:s/>5 10 15 20 25 30 35 40</text:p>
          <text:p text:style-name="P15">Simpan file ini dengan menggunakan git commit dan jangan lupa memberikan pesan git commit yang informatif.</text:p>
        </text:list-item>
      </text:list>
      <text:list xml:id="list50925269096804" text:continue-list="list288794341" text:style-name="Numbering_20_1">
        <text:list-item>
          <text:p text:style-name="P5">Untuk menghitung luas segitiga (rumus luas segitiga L = ½ x a x t). <text:span text:style-name="T14">Simpan file ini dengan menggunakan git commit dan jangan lupa memberikan pesan git commit yang informatif.</text:span></text:p>
        </text:list-item>
        <text:list-item>
          <text:p text:style-name="P5">Untuk menghitung luas lingkaran (rumus luas lingkaran L = 3.14 x r x r). <text:span text:style-name="T14">Simpan file ini dengan menggunakan git commit dan jangan lupa memberikan pesan git commit yang informatif.</text:span></text:p>
        </text:list-item>
        <text:list-item>
          <text:p text:style-name="P6">Untuk menghitung luas jajaran genjang (rumus luas L = alas x tinggi). <text:span text:style-name="T14">Simpan file ini dengan menggunakan git commit dan jangan lupa memberikan pesan git commit yang informatif.</text:span></text:p>
        </text:list-item>
        <text:list-item>
          <text:p text:style-name="P7">Nilai tukar rupiah terhadap beberapa mata uang asing adalah sebagai berikut : 1US$ = 9.375 = 10.435 Euro = 7000SG$ = 17.000 Pound Inggris. Masukkan nilai rupiah lalu program akan menampilkan output konversi mata uang Indonesia ke dalam US$, Euro, SG$, dan Pound Inggris. Buatlah <text:s/>program untuk memecahkan masalah tersebut. <text:span text:style-name="T14">Simpan file ini dengan menggunakan git commit dan jangan lupa memberikan pesan git commit yang informatif.</text:span></text:p>
        </text:list-item>
        <text:list-item>
          <text:p text:style-name="P8">Diketahui rumus sebagai berikut :</text:p>
          <text:p text:style-name="P9"><text:span text:style-name="T1">L = </text:span><text:span text:style-name="T1"><draw:frame draw:style-name="fr1" draw:name="Object1" text:anchor-type="as-char" svg:y="-0.1673in" svg:width="2.2398in" svg:height="0.2154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<text:p text:style-name="P10"><text:span text:style-name="T2">D</text:span><text:span text:style-name="T1">imana : </text:span></text:p>
          <text:p text:style-name="P10"><text:span text:style-name="T1"><draw:frame draw:style-name="fr1" draw:name="Object2" text:anchor-type="as-char" svg:y="-0.2437in" svg:width="1.1201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<text:s/></text:span></text:p>
          <text:p text:style-name="P11">Buatlah p<text:span text:style-name="T3">rogram</text:span> untuk menyelesaikan masalah diatas. Dimana nilai S1, S2, dan S3 diinputkan oleh user. <text:span text:style-name="T14">Simpan file ini dengan menggunakan git commit dan jangan lupa memberikan pesan git commit yang informatif.</text:span></text:p>
        </text:list-item>
        <text:list-item>
          <text:p text:style-name="P12">Menghitung luas segitiga dengan menggunakan rumus L = ½ * a * t. Nilai a dan t merupakan bilangan random yang digenerate oleh random.randint(start,stop). Bilangan random yang <text:soft-page-break/>digenerate harus memiliki range 1&lt;=n&lt;=9. <text:span text:style-name="T15">Untuk menggunakan fungsi ini, anda diharuskan menggunakan perintah import random. </text:span><text:span text:style-name="T14">Simpan file ini dengan menggunakan git commit dan jangan lupa memberikan pesan git commit yang informatif.</text:span></text:p>
        </text:list-item>
      </text:list>
      <text:list xml:id="list50925110306345" text:continue-list="list50926093219107" text:style-name="Numbering_20_4">
        <text:list-header>
          <text:p text:style-name="P16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宋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宋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ndra Trisno</meta:initial-creator>
    <meta:creation-date>2012-11-29T10:07:19</meta:creation-date>
    <dc:date>2020-10-20T05:09:24.717000000</dc:date>
    <meta:editing-duration>PT11H42M44S</meta:editing-duration>
    <meta:editing-cycles>51</meta:editing-cycles>
    <meta:generator>LibreOffice/7.0.1.2$Windows_X86_64 LibreOffice_project/7cbcfc562f6eb6708b5ff7d7397325de9e764452</meta:generator>
    <meta:document-statistic meta:table-count="0" meta:image-count="0" meta:object-count="2" meta:page-count="3" meta:paragraph-count="49" meta:word-count="491" meta:character-count="3014" meta:non-whitespace-character-count="2522"/>
  </office:meta>
</office:document-meta>
</file>

<file path=Object 1/content.xml><?xml version="1.0" encoding="utf-8"?>
<math xmlns="http://www.w3.org/1998/Math/MathML">
  <semantics>
    <mrow>
      <mrow>
        <mi>L</mi>
        <mo stretchy="false">=</mo>
        <msqrt>
          <mrow>
            <mi>T</mi>
            <mrow>
              <mo stretchy="false">(</mo>
              <mrow>
                <mrow>
                  <mi>T</mi>
                  <mo stretchy="false">−</mo>
                  <mi mathvariant="italic">S1</mi>
                </mrow>
              </mrow>
              <mo stretchy="false">)</mo>
            </mrow>
            <mrow>
              <mo stretchy="false">(</mo>
              <mrow>
                <mrow>
                  <mi>T</mi>
                  <mo stretchy="false">−</mo>
                  <mi mathvariant="italic">S2</mi>
                </mrow>
              </mrow>
              <mo stretchy="false">)</mo>
            </mrow>
            <mrow>
              <mo stretchy="false">(</mo>
              <mrow>
                <mrow>
                  <mi>T</mi>
                  <mo stretchy="false">−</mo>
                  <mi mathvariant="italic">S3</mi>
                </mrow>
              </mrow>
              <mo stretchy="false">)</mo>
            </mrow>
          </mrow>
        </msqrt>
      </mrow>
    </mrow>
    <annotation encoding="StarMath 5.0">L = sqrt{T(T-S1)(T-S2)(T-S3)}
 </annotation>
  </semantics>
</math>
</file>

<file path=Object 2/content.xml><?xml version="1.0" encoding="utf-8"?>
<math xmlns="http://www.w3.org/1998/Math/MathML">
  <semantics>
    <mrow>
      <mrow>
        <mi>T</mi>
        <mo stretchy="false">=</mo>
        <mfrac>
          <mrow>
            <mrow>
              <mrow>
                <mi mathvariant="italic">S1</mi>
                <mo stretchy="false">+</mo>
                <mi mathvariant="italic">S2</mi>
              </mrow>
              <mo stretchy="false">+</mo>
              <mi mathvariant="italic">S3</mi>
            </mrow>
          </mrow>
          <mrow>
            <mn>2</mn>
          </mrow>
        </mfrac>
      </mrow>
    </mrow>
    <annotation encoding="StarMath 5.0">T = {S1+S2+S3} over {2} </annotation>
  </semantics>
</math>
</file>